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854in"/>
    </style:style>
    <style:style style:name="co2" style:family="table-column">
      <style:table-column-properties fo:break-before="auto" style:column-width="2.5929in"/>
    </style:style>
    <style:style style:name="co3" style:family="table-column">
      <style:table-column-properties fo:break-before="auto" style:column-width="3.5299in"/>
    </style:style>
    <style:style style:name="co4" style:family="table-column">
      <style:table-column-properties fo:break-before="auto" style:column-width="1.775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 style:data-style-name="N11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Classes and Functions used in IGVC code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>
            <text:p>C/C++ class files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string">
            <text:p>Class name</text:p>
          </table:table-cell>
          <table:table-cell table:style-name="ce2" office:value-type="string">
            <text:p>Directory</text:p>
          </table:table-cell>
          <table:table-cell table:style-name="ce1" office:value-type="string">
            <text:p>General description</text:p>
          </table:table-cell>
          <table:table-cell table:style-name="ce1" office:value-type="string">
            <text:p>Inheritence</text:p>
          </table:table-cell>
        </table:table-row>
        <table:table-row table:style-name="ro1">
          <table:table-cell office:value-type="string">
            <text:p>ArduinoInterface</text:p>
          </table:table-cell>
          <table:table-cell office:value-type="string">
            <text:p>software/Arduino</text:p>
          </table:table-cell>
          <table:table-cell table:number-columns-repeated="2"/>
        </table:table-row>
        <table:table-row table:style-name="ro1">
          <table:table-cell office:value-type="string">
            <text:p>DataPacket</text:p>
          </table:table-cell>
          <table:table-cell office:value-type="string">
            <text:p>software/Arduino</text:p>
          </table:table-cell>
          <table:table-cell table:number-columns-repeated="2"/>
        </table:table-row>
        <table:table-row table:style-name="ro1">
          <table:table-cell office:value-type="string">
            <text:p>quadCoderDriver (encoders/pcdriver)</text:p>
          </table:table-cell>
          <table:table-cell office:value-type="string">
            <text:p>software/encoders/pcdriver</text:p>
          </table:table-cell>
          <table:table-cell table:number-columns-repeated="2"/>
        </table:table-row>
        <table:table-row table:style-name="ro1">
          <table:table-cell office:value-type="string">
            <text:p>quadCoderDriver (encoders/pcdriver_4wd)</text:p>
          </table:table-cell>
          <table:table-cell office:value-type="string">
            <text:p>software/encoders/pcdriver_4wd</text:p>
          </table:table-cell>
          <table:table-cell table:number-columns-repeated="2"/>
        </table:table-row>
        <table:table-row table:style-name="ro1">
          <table:table-cell office:value-type="string">
            <text:p>quadCoderDriver_4wd_signed</text:p>
          </table:table-cell>
          <table:table-cell office:value-type="string">
            <text:p>software/encoders/pcdriver_4wd_signed</text:p>
          </table:table-cell>
          <table:table-cell table:number-columns-repeated="2"/>
        </table:table-row>
        <table:table-row table:style-name="ro1">
          <table:table-cell office:value-type="string">
            <text:p>quadCoderDriver_signed</text:p>
          </table:table-cell>
          <table:table-cell office:value-type="string">
            <text:p>software/encoders/pcdriver_signed</text:p>
          </table:table-cell>
          <table:table-cell table:number-columns-repeated="2"/>
        </table:table-row>
        <table:table-row table:style-name="ro1">
          <table:table-cell office:value-type="string">
            <text:p>HardwareSerial (extern/libarduinocore)</text:p>
          </table:table-cell>
          <table:table-cell office:value-type="string">
            <text:p>software/extern/libarduinocore</text:p>
          </table:table-cell>
          <table:table-cell table:number-columns-repeated="2"/>
        </table:table-row>
        <table:table-row table:style-name="ro1">
          <table:table-cell office:value-type="string">
            <text:p>Print (extern/libarduinocore)</text:p>
          </table:table-cell>
          <table:table-cell office:value-type="string">
            <text:p>software/extern/libarduinocore</text:p>
          </table:table-cell>
          <table:table-cell table:number-columns-repeated="2"/>
        </table:table-row>
        <table:table-row table:style-name="ro1">
          <table:table-cell office:value-type="string">
            <text:p>HardwareSerial (extern/libarduinocore_19)</text:p>
          </table:table-cell>
          <table:table-cell office:value-type="string">
            <text:p>software/extern/libarduinocore_19</text:p>
          </table:table-cell>
          <table:table-cell table:number-columns-repeated="2"/>
        </table:table-row>
        <table:table-row table:style-name="ro1">
          <table:table-cell office:value-type="string">
            <text:p>Print (extern/libarduinocore_19)</text:p>
          </table:table-cell>
          <table:table-cell office:value-type="string">
            <text:p>software/extern/libarduinocore_19</text:p>
          </table:table-cell>
          <table:table-cell table:number-columns-repeated="2"/>
        </table:table-row>
        <table:table-row table:style-name="ro1">
          <table:table-cell office:value-type="string">
            <text:p>Stream</text:p>
          </table:table-cell>
          <table:table-cell office:value-type="string">
            <text:p>software/extern/libarduinocore_19</text:p>
          </table:table-cell>
          <table:table-cell table:number-columns-repeated="2"/>
        </table:table-row>
        <table:table-row table:style-name="ro1">
          <table:table-cell office:value-type="string">
            <text:p>Wstring</text:p>
          </table:table-cell>
          <table:table-cell office:value-type="string">
            <text:p>software/extern/libarduinocore_19</text:p>
          </table:table-cell>
          <table:table-cell table:number-columns-repeated="2"/>
        </table:table-row>
        <table:table-row table:style-name="ro1">
          <table:table-cell office:value-type="string">
            <text:p>SoftwareSerial</text:p>
          </table:table-cell>
          <table:table-cell office:value-type="string">
            <text:p>software/extern/libsoftwareserial</text:p>
          </table:table-cell>
          <table:table-cell table:number-columns-repeated="2"/>
        </table:table-row>
        <table:table-row table:style-name="ro1">
          <table:table-cell office:value-type="string">
            <text:p>gps</text:p>
          </table:table-cell>
          <table:table-cell office:value-type="string">
            <text:p>software/gps</text:p>
          </table:table-cell>
          <table:table-cell table:number-columns-repeated="2"/>
        </table:table-row>
        <table:table-row table:style-name="ro1">
          <table:table-cell office:value-type="string">
            <text:p>Robot</text:p>
          </table:table-cell>
          <table:table-cell office:value-type="string">
            <text:p>software/jeanni</text:p>
          </table:table-cell>
          <table:table-cell table:number-columns-repeated="2"/>
        </table:table-row>
        <table:table-row table:style-name="ro1">
          <table:table-cell office:value-type="string">
            <text:p>XmlConfiguration</text:p>
          </table:table-cell>
          <table:table-cell office:value-type="string">
            <text:p>software/jeanni</text:p>
          </table:table-cell>
          <table:table-cell table:number-columns-repeated="2"/>
        </table:table-row>
        <table:table-row table:style-name="ro1">
          <table:table-cell office:value-type="string">
            <text:p>mapgen</text:p>
          </table:table-cell>
          <table:table-cell office:value-type="string">
            <text:p>software/jeanni/mapping</text:p>
          </table:table-cell>
          <table:table-cell table:number-columns-repeated="2"/>
        </table:table-row>
        <table:table-row table:style-name="ro1">
          <table:table-cell office:value-type="string">
            <text:p>PointParamEstimator</text:p>
          </table:table-cell>
          <table:table-cell office:value-type="string">
            <text:p>software/jeanni/mapping</text:p>
          </table:table-cell>
          <table:table-cell table:number-columns-repeated="2"/>
        </table:table-row>
        <table:table-row table:style-name="ro1">
          <table:table-cell office:value-type="string">
            <text:p>Ransac</text:p>
          </table:table-cell>
          <table:table-cell office:value-type="string">
            <text:p>software/jeanni/mapping</text:p>
          </table:table-cell>
          <table:table-cell table:number-columns-repeated="2"/>
        </table:table-row>
        <table:table-row table:style-name="ro1">
          <table:table-cell office:value-type="string">
            <text:p>PathPlan</text:p>
          </table:table-cell>
          <table:table-cell office:value-type="string">
            <text:p>software/jeanni/pathplan</text:p>
          </table:table-cell>
          <table:table-cell table:number-columns-repeated="2"/>
        </table:table-row>
        <table:table-row table:style-name="ro1">
          <table:table-cell office:value-type="string">
            <text:p>Cvcam</text:p>
          </table:table-cell>
          <table:table-cell office:value-type="string">
            <text:p>software/jeanni/vision</text:p>
          </table:table-cell>
          <table:table-cell table:number-columns-repeated="2"/>
        </table:table-row>
        <table:table-row table:style-name="ro1">
          <table:table-cell office:value-type="string">
            <text:p>Dcam</text:p>
          </table:table-cell>
          <table:table-cell office:value-type="string">
            <text:p>software/jeanni/vision</text:p>
          </table:table-cell>
          <table:table-cell table:number-columns-repeated="2"/>
        </table:table-row>
        <table:table-row table:style-name="ro1">
          <table:table-cell office:value-type="string">
            <text:p>Dcam_config</text:p>
          </table:table-cell>
          <table:table-cell office:value-type="string">
            <text:p>software/jeanni/vision</text:p>
          </table:table-cell>
          <table:table-cell table:number-columns-repeated="2"/>
        </table:table-row>
        <table:table-row table:style-name="ro1">
          <table:table-cell office:value-type="string">
            <text:p>Graphics</text:p>
          </table:table-cell>
          <table:table-cell office:value-type="string">
            <text:p>software/jeanni/vision</text:p>
          </table:table-cell>
          <table:table-cell table:number-columns-repeated="2"/>
        </table:table-row>
        <table:table-row table:style-name="ro1">
          <table:table-cell office:value-type="string">
            <text:p>GuppyCam</text:p>
          </table:table-cell>
          <table:table-cell office:value-type="string">
            <text:p>software/jeanni/vision</text:p>
          </table:table-cell>
          <table:table-cell table:number-columns-repeated="2"/>
        </table:table-row>
        <table:table-row table:style-name="ro1">
          <table:table-cell office:value-type="string">
            <text:p>image_buffers</text:p>
          </table:table-cell>
          <table:table-cell office:value-type="string">
            <text:p>software/jeanni/vision</text:p>
          </table:table-cell>
          <table:table-cell table:number-columns-repeated="2"/>
        </table:table-row>
        <table:table-row table:style-name="ro1">
          <table:table-cell office:value-type="string">
            <text:p>Point2D</text:p>
          </table:table-cell>
          <table:table-cell office:value-type="string">
            <text:p>software/jeanni/vision</text:p>
          </table:table-cell>
          <table:table-cell table:number-columns-repeated="2"/>
        </table:table-row>
        <table:table-row table:style-name="ro1">
          <table:table-cell office:value-type="string">
            <text:p>vision</text:p>
          </table:table-cell>
          <table:table-cell office:value-type="string">
            <text:p>software/jeanni/vision</text:p>
          </table:table-cell>
          <table:table-cell table:number-columns-repeated="2"/>
        </table:table-row>
        <table:table-row table:style-name="ro1">
          <table:table-cell office:value-type="string">
            <text:p>OSMC_4wd_driver</text:p>
          </table:table-cell>
          <table:table-cell office:value-type="string">
            <text:p>software/motors/OSMC/PC_4wd</text:p>
          </table:table-cell>
          <table:table-cell table:number-columns-repeated="2"/>
        </table:table-row>
        <table:table-row table:style-name="ro1">
          <table:table-cell office:value-type="string">
            <text:p>OSMC_driver</text:p>
          </table:table-cell>
          <table:table-cell office:value-type="string">
            <text:p>software/motors/OSMC/PC_test</text:p>
          </table:table-cell>
          <table:table-cell table:number-columns-repeated="2"/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style-name="ce1" office:value-type="string">
            <text:p>C/C++ function files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>
            <text:p>File name</text:p>
          </table:table-cell>
          <table:table-cell table:style-name="ce1" office:value-type="string">
            <text:p>Directory</text:p>
          </table:table-cell>
          <table:table-cell table:style-name="ce1" office:value-type="string">
            <text:p>General description</text:p>
          </table:table-cell>
          <table:table-cell/>
        </table:table-row>
        <table:table-row table:style-name="ro1">
          <table:table-cell office:value-type="string">
            <text:p>SPI.c</text:p>
          </table:table-cell>
          <table:table-cell office:value-type="string">
            <text:p>software/Arduino</text:p>
          </table:table-cell>
          <table:table-cell table:number-columns-repeated="2"/>
        </table:table-row>
        <table:table-row table:style-name="ro1">
          <table:table-cell office:value-type="string">
            <text:p>diffenc.cc (encoders/arduino)</text:p>
          </table:table-cell>
          <table:table-cell office:value-type="string">
            <text:p>software/encoders/arduino</text:p>
          </table:table-cell>
          <table:table-cell table:number-columns-repeated="2"/>
        </table:table-row>
        <table:table-row table:style-name="ro1">
          <table:table-cell office:value-type="string">
            <text:p>diffenc_dual.cc (encoders/arduino)</text:p>
          </table:table-cell>
          <table:table-cell office:value-type="string">
            <text:p>software/encoders/arduino</text:p>
          </table:table-cell>
          <table:table-cell table:number-columns-repeated="2"/>
        </table:table-row>
        <table:table-row table:style-name="ro1">
          <table:table-cell office:value-type="string">
            <text:p>serial_comm_helper.cc (encoders/arduino)</text:p>
          </table:table-cell>
          <table:table-cell office:value-type="string">
            <text:p>software/encoders/arduino</text:p>
          </table:table-cell>
          <table:table-cell table:number-columns-repeated="2"/>
        </table:table-row>
        <table:table-row table:style-name="ro1">
          <table:table-cell office:value-type="string">
            <text:p>diffenc.cc (encoders/arduino_signed)</text:p>
          </table:table-cell>
          <table:table-cell office:value-type="string">
            <text:p>software/encoders/arduino_signed</text:p>
          </table:table-cell>
          <table:table-cell table:number-columns-repeated="2"/>
        </table:table-row>
        <table:table-row table:style-name="ro1">
          <table:table-cell office:value-type="string">
            <text:p>diffenc_dual.cc (encoders/arduino_signed)</text:p>
          </table:table-cell>
          <table:table-cell office:value-type="string">
            <text:p>software/encoders/arduino_signed</text:p>
          </table:table-cell>
          <table:table-cell table:number-columns-repeated="2"/>
        </table:table-row>
        <table:table-row table:style-name="ro1">
          <table:table-cell office:value-type="string">
            <text:p>serial_comm_helper.cc (encoders/arduino_signed)</text:p>
          </table:table-cell>
          <table:table-cell office:value-type="string">
            <text:p>software/encoders/arduino_signed</text:p>
          </table:table-cell>
          <table:table-cell table:number-columns-repeated="2"/>
        </table:table-row>
        <table:table-row table:style-name="ro1">
          <table:table-cell office:value-type="string">
            <text:p>pins_arduino.c (extern/libarduinocore)</text:p>
          </table:table-cell>
          <table:table-cell office:value-type="string">
            <text:p>software/extern/libarduinocore</text:p>
          </table:table-cell>
          <table:table-cell table:number-columns-repeated="2"/>
        </table:table-row>
        <table:table-row table:style-name="ro1">
          <table:table-cell office:value-type="string">
            <text:p>Tone.cpp (extern/libarduinocore)</text:p>
          </table:table-cell>
          <table:table-cell office:value-type="string">
            <text:p>software/extern/libarduinocore</text:p>
          </table:table-cell>
          <table:table-cell table:number-columns-repeated="2"/>
        </table:table-row>
        <table:table-row table:style-name="ro1">
          <table:table-cell office:value-type="string">
            <text:p>Winterrupts.c (extern/libarduinocore)</text:p>
          </table:table-cell>
          <table:table-cell office:value-type="string">
            <text:p>software/extern/libarduinocore</text:p>
          </table:table-cell>
          <table:table-cell table:number-columns-repeated="2"/>
        </table:table-row>
        <table:table-row table:style-name="ro1">
          <table:table-cell office:value-type="string">
            <text:p>wiring.c (extern/libarduinocore)</text:p>
          </table:table-cell>
          <table:table-cell office:value-type="string">
            <text:p>software/extern/libarduinocore</text:p>
          </table:table-cell>
          <table:table-cell table:number-columns-repeated="2"/>
        </table:table-row>
        <table:table-row table:style-name="ro1">
          <table:table-cell office:value-type="string">
            <text:p>wiring_analog.c (extern/libarduinocore)</text:p>
          </table:table-cell>
          <table:table-cell office:value-type="string">
            <text:p>software/extern/libarduinocore</text:p>
          </table:table-cell>
          <table:table-cell table:number-columns-repeated="2"/>
        </table:table-row>
        <table:table-row table:style-name="ro1">
          <table:table-cell office:value-type="string">
            <text:p>wiring_digital.c (extern/libarduinocore)</text:p>
          </table:table-cell>
          <table:table-cell office:value-type="string">
            <text:p>software/extern/libarduinocore</text:p>
          </table:table-cell>
          <table:table-cell table:number-columns-repeated="2"/>
        </table:table-row>
        <table:table-row table:style-name="ro1">
          <table:table-cell office:value-type="string">
            <text:p>wiring_pulse.c (extern/libarduinocore)</text:p>
          </table:table-cell>
          <table:table-cell office:value-type="string">
            <text:p>software/extern/libarduinocore</text:p>
          </table:table-cell>
          <table:table-cell table:number-columns-repeated="2"/>
        </table:table-row>
        <table:table-row table:style-name="ro1">
          <table:table-cell office:value-type="string">
            <text:p>wiring_shift.c (extern/libarduinocore)</text:p>
          </table:table-cell>
          <table:table-cell office:value-type="string">
            <text:p>software/extern/libarduinocore</text:p>
          </table:table-cell>
          <table:table-cell table:number-columns-repeated="2"/>
        </table:table-row>
        <table:table-row table:style-name="ro1">
          <table:table-cell office:value-type="string">
            <text:p>Wmath.cpp (extern/libarduinocore)</text:p>
          </table:table-cell>
          <table:table-cell office:value-type="string">
            <text:p>software/extern/libarduinocore</text:p>
          </table:table-cell>
          <table:table-cell table:number-columns-repeated="2"/>
        </table:table-row>
        <table:table-row table:style-name="ro1">
          <table:table-cell office:value-type="string">
            <text:p>pins_arduino.c (extern/libarduinocore_19)</text:p>
          </table:table-cell>
          <table:table-cell office:value-type="string">
            <text:p>software/extern/libarduinocore_19</text:p>
          </table:table-cell>
          <table:table-cell table:number-columns-repeated="2"/>
        </table:table-row>
        <table:table-row table:style-name="ro1">
          <table:table-cell office:value-type="string">
            <text:p>Tone.cpp</text:p>
          </table:table-cell>
          <table:table-cell office:value-type="string">
            <text:p>software/extern/libarduinocore_19</text:p>
          </table:table-cell>
          <table:table-cell table:number-columns-repeated="2"/>
        </table:table-row>
        <table:table-row table:style-name="ro1">
          <table:table-cell office:value-type="string">
            <text:p>Winterrupts.c</text:p>
          </table:table-cell>
          <table:table-cell office:value-type="string">
            <text:p>software/extern/libarduinocore_19</text:p>
          </table:table-cell>
          <table:table-cell table:number-columns-repeated="2"/>
        </table:table-row>
        <table:table-row table:style-name="ro1">
          <table:table-cell office:value-type="string">
            <text:p>wiring.c</text:p>
          </table:table-cell>
          <table:table-cell office:value-type="string">
            <text:p>software/extern/libarduinocore_19</text:p>
          </table:table-cell>
          <table:table-cell table:number-columns-repeated="2"/>
        </table:table-row>
        <table:table-row table:style-name="ro1">
          <table:table-cell office:value-type="string">
            <text:p>wiring_analog.c</text:p>
          </table:table-cell>
          <table:table-cell office:value-type="string">
            <text:p>software/extern/libarduinocore_19</text:p>
          </table:table-cell>
          <table:table-cell table:number-columns-repeated="2"/>
        </table:table-row>
        <table:table-row table:style-name="ro1">
          <table:table-cell office:value-type="string">
            <text:p>wiring_digital.c</text:p>
          </table:table-cell>
          <table:table-cell office:value-type="string">
            <text:p>software/extern/libarduinocore_19</text:p>
          </table:table-cell>
          <table:table-cell table:number-columns-repeated="2"/>
        </table:table-row>
        <table:table-row table:style-name="ro1">
          <table:table-cell office:value-type="string">
            <text:p>wiring_pulse.c</text:p>
          </table:table-cell>
          <table:table-cell office:value-type="string">
            <text:p>software/extern/libarduinocore_19</text:p>
          </table:table-cell>
          <table:table-cell table:number-columns-repeated="2"/>
        </table:table-row>
        <table:table-row table:style-name="ro1">
          <table:table-cell office:value-type="string">
            <text:p>wiring_shift.c</text:p>
          </table:table-cell>
          <table:table-cell office:value-type="string">
            <text:p>software/extern/libarduinocore_19</text:p>
          </table:table-cell>
          <table:table-cell table:number-columns-repeated="2"/>
        </table:table-row>
        <table:table-row table:style-name="ro1">
          <table:table-cell office:value-type="string">
            <text:p>Wmath.cpp</text:p>
          </table:table-cell>
          <table:table-cell office:value-type="string">
            <text:p>software/extern/libarduinocore_19</text:p>
          </table:table-cell>
          <table:table-cell table:number-columns-repeated="2"/>
        </table:table-row>
        <table:table-row table:style-name="ro1">
          <table:table-cell office:value-type="string">
            <text:p>moc_DCam_Config.cpp</text:p>
          </table:table-cell>
          <table:table-cell office:value-type="string">
            <text:p>software/jeanni</text:p>
          </table:table-cell>
          <table:table-cell table:number-columns-repeated="2"/>
        </table:table-row>
        <table:table-row table:style-name="ro1">
          <table:table-cell office:value-type="string">
            <text:p>bottime.cc</text:p>
          </table:table-cell>
          <table:table-cell office:value-type="string">
            <text:p>software/jeanni/logging</text:p>
          </table:table-cell>
          <table:table-cell table:number-columns-repeated="2"/>
        </table:table-row>
        <table:table-row table:style-name="ro1">
          <table:table-cell office:value-type="string">
            <text:p>timer.h</text:p>
          </table:table-cell>
          <table:table-cell office:value-type="string">
            <text:p>software/jeanni/logging</text:p>
          </table:table-cell>
          <table:table-cell table:number-columns-repeated="2"/>
        </table:table-row>
        <table:table-row table:style-name="ro1">
          <table:table-cell office:value-type="string">
            <text:p>cvcorrImages.cpp</text:p>
          </table:table-cell>
          <table:table-cell office:value-type="string">
            <text:p>software/jeanni/mapping</text:p>
          </table:table-cell>
          <table:table-cell table:number-columns-repeated="2"/>
        </table:table-row>
        <table:table-row table:style-name="ro1">
          <table:table-cell office:value-type="string">
            <text:p>PjMat.cc</text:p>
          </table:table-cell>
          <table:table-cell office:value-type="string">
            <text:p>software/jeanni/vision</text:p>
          </table:table-cell>
          <table:table-cell table:number-columns-repeated="2"/>
        </table:table-row>
        <table:table-row table:style-name="ro1">
          <table:table-cell office:value-type="string">
            <text:p>analogjoystick.cc</text:p>
          </table:table-cell>
          <table:table-cell office:value-type="string">
            <text:p>software/motors/OSMC/arduino</text:p>
          </table:table-cell>
          <table:table-cell table:number-columns-repeated="2"/>
        </table:table-row>
        <table:table-row table:style-name="ro1">
          <table:table-cell office:value-type="string">
            <text:p>current_sensors.cc</text:p>
          </table:table-cell>
          <table:table-cell office:value-type="string">
            <text:p>software/motors/OSMC/arduino</text:p>
          </table:table-cell>
          <table:table-cell table:number-columns-repeated="2"/>
        </table:table-row>
        <table:table-row table:style-name="ro1">
          <table:table-cell office:value-type="string">
            <text:p>motorPWN.cc</text:p>
          </table:table-cell>
          <table:table-cell office:value-type="string">
            <text:p>software/motors/OSMC/arduino</text:p>
          </table:table-cell>
          <table:table-cell table:number-columns-repeated="2"/>
        </table:table-row>
        <table:table-row table:style-name="ro1">
          <table:table-cell office:value-type="string">
            <text:p>packet_handle.cc</text:p>
          </table:table-cell>
          <table:table-cell office:value-type="string">
            <text:p>software/motors/OSMC/arduino</text:p>
          </table:table-cell>
          <table:table-cell table:number-columns-repeated="2"/>
        </table:table-row>
        <table:table-row table:style-name="ro1">
          <table:table-cell office:value-type="string">
            <text:p>serial_comm_helper.cc</text:p>
          </table:table-cell>
          <table:table-cell office:value-type="string">
            <text:p>software/motors/OSMC/arduino</text:p>
          </table:table-cell>
          <table:table-cell table:number-columns-repeated="2"/>
        </table:table-row>
        <table:table-row table:style-name="ro1">
          <table:table-cell office:value-type="string">
            <text:p>SPI.cc</text:p>
          </table:table-cell>
          <table:table-cell office:value-type="string">
            <text:p>software/motors/OSMC/arduino</text:p>
          </table:table-cell>
          <table:table-cell table:number-columns-repeated="2"/>
        </table:table-row>
        <table:table-row table:style-name="ro1">
          <table:table-cell office:value-type="string">
            <text:p>wheel_encoders.cc</text:p>
          </table:table-cell>
          <table:table-cell office:value-type="string">
            <text:p>software/motors/OSMC/arduino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style-name="ce1" office:value-type="string">
            <text:p>C/C++ executables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>
            <text:p>File name</text:p>
          </table:table-cell>
          <table:table-cell table:style-name="ce1" office:value-type="string">
            <text:p>Directory</text:p>
          </table:table-cell>
          <table:table-cell table:style-name="ce1" office:value-type="string">
            <text:p>General description</text:p>
          </table:table-cell>
          <table:table-cell/>
        </table:table-row>
        <table:table-row table:style-name="ro1">
          <table:table-cell office:value-type="string">
            <text:p>main.cc (encoders/arduino)</text:p>
          </table:table-cell>
          <table:table-cell office:value-type="string">
            <text:p>software/encoders/arduino</text:p>
          </table:table-cell>
          <table:table-cell table:number-columns-repeated="2"/>
        </table:table-row>
        <table:table-row table:style-name="ro1">
          <table:table-cell office:value-type="string">
            <text:p>main_debug.cc (encoders/arduino)</text:p>
          </table:table-cell>
          <table:table-cell office:value-type="string">
            <text:p>software/encoders/arduino</text:p>
          </table:table-cell>
          <table:table-cell table:number-columns-repeated="2"/>
        </table:table-row>
        <table:table-row table:style-name="ro1">
          <table:table-cell office:value-type="string">
            <text:p>encodertester.cc</text:p>
          </table:table-cell>
          <table:table-cell office:value-type="string">
            <text:p>software/encoders/encodertester</text:p>
          </table:table-cell>
          <table:table-cell table:number-columns-repeated="2"/>
        </table:table-row>
        <table:table-row table:style-name="ro1">
          <table:table-cell office:value-type="string">
            <text:p>getvelocities</text:p>
          </table:table-cell>
          <table:table-cell office:value-type="string">
            <text:p>software/encoders/pcdriver</text:p>
          </table:table-cell>
          <table:table-cell office:value-type="string">
            <text:p>Uses OSMC driver and records velocity and time data to a text file to find taus of motors</text:p>
          </table:table-cell>
          <table:table-cell/>
        </table:table-row>
        <table:table-row table:style-name="ro1">
          <table:table-cell office:value-type="string">
            <text:p>test.cc (encoders/pcdriver)</text:p>
          </table:table-cell>
          <table:table-cell office:value-type="string">
            <text:p>software/encoders/pcdriver</text:p>
          </table:table-cell>
          <table:table-cell table:number-columns-repeated="2"/>
        </table:table-row>
        <table:table-row table:style-name="ro1">
          <table:table-cell office:value-type="string">
            <text:p>test.cc (encoders/pcdriver_4wd)</text:p>
          </table:table-cell>
          <table:table-cell office:value-type="string">
            <text:p>software/encoders/pcdriver_4wd</text:p>
          </table:table-cell>
          <table:table-cell table:number-columns-repeated="2"/>
        </table:table-row>
        <table:table-row table:style-name="ro1">
          <table:table-cell office:value-type="string">
            <text:p>test.cc (encoders/pcdriver_4wd_signed)</text:p>
          </table:table-cell>
          <table:table-cell office:value-type="string">
            <text:p>software/encoders/pcdriver_4wd_signed</text:p>
          </table:table-cell>
          <table:table-cell table:number-columns-repeated="2"/>
        </table:table-row>
        <table:table-row table:style-name="ro1">
          <table:table-cell office:value-type="string">
            <text:p>test.cc (encoders/pcdriver_signed)</text:p>
          </table:table-cell>
          <table:table-cell office:value-type="string">
            <text:p>software/encoders/pcdriver_signed</text:p>
          </table:table-cell>
          <table:table-cell table:number-columns-repeated="2"/>
        </table:table-row>
        <table:table-row table:style-name="ro1">
          <table:table-cell office:value-type="string">
            <text:p>main.cc (extern/libarduinocore)</text:p>
          </table:table-cell>
          <table:table-cell office:value-type="string">
            <text:p>software/extern/libarduinocore</text:p>
          </table:table-cell>
          <table:table-cell table:number-columns-repeated="2"/>
        </table:table-row>
        <table:table-row table:style-name="ro1">
          <table:table-cell office:value-type="string">
            <text:p>main.cc (extern/libarduinocore_19)</text:p>
          </table:table-cell>
          <table:table-cell office:value-type="string">
            <text:p>software/extern/libarduinocore_19</text:p>
          </table:table-cell>
          <table:table-cell table:number-columns-repeated="2"/>
        </table:table-row>
        <table:table-row table:style-name="ro1">
          <table:table-cell office:value-type="string">
            <text:p>main.cc (jeanni)</text:p>
          </table:table-cell>
          <table:table-cell office:value-type="string">
            <text:p>software/jeanni</text:p>
          </table:table-cell>
          <table:table-cell table:number-columns-repeated="2"/>
        </table:table-row>
        <table:table-row table:style-name="ro1">
          <table:table-cell office:value-type="string">
            <text:p>joystick.c</text:p>
          </table:table-cell>
          <table:table-cell office:value-type="string">
            <text:p>software/joystickDrive</text:p>
          </table:table-cell>
          <table:table-cell table:number-columns-repeated="2"/>
        </table:table-row>
        <table:table-row table:style-name="ro1">
          <table:table-cell office:value-type="string">
            <text:p>joystickDrive.cc</text:p>
          </table:table-cell>
          <table:table-cell office:value-type="string">
            <text:p>software/joystickDrive</text:p>
          </table:table-cell>
          <table:table-cell table:number-columns-repeated="2"/>
        </table:table-row>
        <table:table-row table:style-name="ro1">
          <table:table-cell office:value-type="string">
            <text:p>NAV200</text:p>
          </table:table-cell>
          <table:table-cell office:value-type="string">
            <text:p>software/lidar</text:p>
          </table:table-cell>
          <table:table-cell table:number-columns-repeated="2"/>
        </table:table-row>
        <table:table-row table:style-name="ro1">
          <table:table-cell office:value-type="string">
            <text:p>Micro-controllerTest.cc</text:p>
          </table:table-cell>
          <table:table-cell office:value-type="string">
            <text:p>software/Micro-conTest</text:p>
          </table:table-cell>
          <table:table-cell office:value-type="string">
            <text:p>Tests Arduino boards for shorted pins and non-functioning PWN pins</text:p>
          </table:table-cell>
          <table:table-cell/>
        </table:table-row>
        <table:table-row table:style-name="ro1">
          <table:table-cell office:value-type="string">
            <text:p>main.cc (motors/OSMC/arduino)</text:p>
          </table:table-cell>
          <table:table-cell office:value-type="string">
            <text:p>software/motors/OSMC/arduino</text:p>
          </table:table-cell>
          <table:table-cell table:number-columns-repeated="2"/>
        </table:table-row>
        <table:table-row table:style-name="ro1">
          <table:table-cell office:value-type="string">
            <text:p>dumbctl.cc (motors/OSMC/PC_4wd)</text:p>
          </table:table-cell>
          <table:table-cell office:value-type="string">
            <text:p>software/motors/OSMC/PC_4wd</text:p>
          </table:table-cell>
          <table:table-cell table:number-columns-repeated="2"/>
        </table:table-row>
        <table:table-row table:style-name="ro1">
          <table:table-cell office:value-type="string">
            <text:p>main.cc (motors/OSMC/PC_4wd)</text:p>
          </table:table-cell>
          <table:table-cell office:value-type="string">
            <text:p>software/motors/OSMC/PC_4wd</text:p>
          </table:table-cell>
          <table:table-cell table:number-columns-repeated="2"/>
        </table:table-row>
        <table:table-row table:style-name="ro1">
          <table:table-cell office:value-type="string">
            <text:p>stepresp.cc (motors/OSMC/PC_4wd)</text:p>
          </table:table-cell>
          <table:table-cell office:value-type="string">
            <text:p>software/motors/OSMC/PC_4wd</text:p>
          </table:table-cell>
          <table:table-cell table:number-columns-repeated="2"/>
        </table:table-row>
        <table:table-row table:style-name="ro1">
          <table:table-cell office:value-type="string">
            <text:p>dumbctl.cc (motors/OSMC/PC_test)</text:p>
          </table:table-cell>
          <table:table-cell office:value-type="string">
            <text:p>software/motors/OSMC/PC_test</text:p>
          </table:table-cell>
          <table:table-cell table:number-columns-repeated="2"/>
        </table:table-row>
        <table:table-row table:style-name="ro1">
          <table:table-cell office:value-type="string">
            <text:p>main.cc (motors/OSMC/PC_test)</text:p>
          </table:table-cell>
          <table:table-cell office:value-type="string">
            <text:p>software/motors/OSMC/PC_test</text:p>
          </table:table-cell>
          <table:table-cell table:number-columns-repeated="2"/>
        </table:table-row>
        <table:table-row table:style-name="ro1">
          <table:table-cell office:value-type="string">
            <text:p>pdtest.cc</text:p>
          </table:table-cell>
          <table:table-cell office:value-type="string">
            <text:p>software/motors/OSMC/PC_test</text:p>
          </table:table-cell>
          <table:table-cell table:number-columns-repeated="2"/>
        </table:table-row>
        <table:table-row table:style-name="ro1">
          <table:table-cell office:value-type="string">
            <text:p>stepresp.cc (motors/OSMC/PC_test)</text:p>
          </table:table-cell>
          <table:table-cell office:value-type="string">
            <text:p>software/motors/OSMC/PC_test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>
            <text:p>MATLAB/Octave functions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unction/script name</text:p>
          </table:table-cell>
          <table:table-cell table:style-name="ce1" office:value-type="string">
            <text:p>Directory</text:p>
          </table:table-cell>
          <table:table-cell table:style-name="ce1" office:value-type="string">
            <text:p>General description</text:p>
          </table:table-cell>
          <table:table-cell/>
        </table:table-row>
        <table:table-row table:style-name="ro1">
          <table:table-cell office:value-type="string">
            <text:p>convert2angular.m</text:p>
          </table:table-cell>
          <table:table-cell office:value-type="string">
            <text:p>software/encoders/pcdriver/MATLAB</text:p>
          </table:table-cell>
          <table:table-cell table:style-name="ce3" office:value-type="string">
            <text:p>Converts velocities in data array to angular velocities</text:p>
          </table:table-cell>
          <table:table-cell/>
        </table:table-row>
        <table:table-row table:style-name="ro1">
          <table:table-cell office:value-type="string">
            <text:p>getsomedata.m</text:p>
          </table:table-cell>
          <table:table-cell office:value-type="string">
            <text:p>software/encoders/pcdriver/MATLAB</text:p>
          </table:table-cell>
          <table:table-cell office:value-type="string">
            <text:p>Gets sample data for testing MATLAB functions</text:p>
          </table:table-cell>
          <table:table-cell/>
        </table:table-row>
        <table:table-row table:style-name="ro1">
          <table:table-cell office:value-type="string">
            <text:p>getT.m</text:p>
          </table:table-cell>
          <table:table-cell office:value-type="string">
            <text:p>software/encoders/pcdriver/MATLAB</text:p>
          </table:table-cell>
          <table:table-cell office:value-type="string">
            <text:p>Inputs an array of time and angular velocities and finds the taus of the encoder</text:p>
          </table:table-cell>
          <table:table-cell/>
        </table:table-row>
        <table:table-row table:style-name="ro1">
          <table:table-cell office:value-type="string">
            <text:p>getTComplete.m</text:p>
          </table:table-cell>
          <table:table-cell office:value-type="string">
            <text:p>software/encoders/pcdriver/MATLAB</text:p>
          </table:table-cell>
          <table:table-cell office:value-type="string">
            <text:p>Runs all MATLAB functions with input of encoder data. Returns taus</text:p>
          </table:table-cell>
          <table:table-cell/>
        </table:table-row>
        <table:table-row table:style-name="ro1">
          <table:table-cell office:value-type="string">
            <text:p>readFile.m</text:p>
          </table:table-cell>
          <table:table-cell office:value-type="string">
            <text:p>software/encoders/pcdriver/MATLAB</text:p>
          </table:table-cell>
          <table:table-cell office:value-type="string">
            <text:p>Reads in data file from encoders and transforms it to an array</text:p>
          </table:table-cell>
          <table:table-cell/>
        </table:table-row>
        <table:table-row table:style-name="ro1">
          <table:table-cell office:value-type="string">
            <text:p>showData.m</text:p>
          </table:table-cell>
          <table:table-cell office:value-type="string">
            <text:p>software/encoders/pcdriver/MATLAB</text:p>
          </table:table-cell>
          <table:table-cell office:value-type="string">
            <text:p>Displays a graph of time and velocity data from an array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6">01/16/2011</text:date>, <text:time>23:5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nneth Marino</meta:initial-creator>
    <meta:creation-date>2011-01-16T22:37:34</meta:creation-date>
    <meta:generator>OpenOffice.org/3.2$Unix OpenOffice.org_project/320m12$Build-9483</meta:generator>
    <dc:date>2011-01-16T23:56:13</dc:date>
    <dc:creator>Kenneth Marino</dc:creator>
    <meta:editing-duration>PT01H18M39S</meta:editing-duration>
    <meta:editing-cycles>6</meta:editing-cycles>
    <meta:document-statistic meta:table-count="3" meta:cell-count="218" meta:object-count="0"/>
  </office:meta>
</office:document-meta>
</file>